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fence="true" stretchy="false">⟨</mo>
        <mrow>
          <mrow>
            <mi mathvariant="normal">σ</mi>
            <mi mathvariant="normal">ν</mi>
          </mrow>
        </mrow>
        <mo fence="true" stretchy="false">⟩</mo>
      </mrow>
      <mo stretchy="false">=</mo>
      <mrow>
        <munderover>
          <mo stretchy="false">∫</mo>
          <mn>0</mn>
          <mi mathvariant="normal">∞</mi>
        </munderover>
        <mrow>
          <mi mathvariant="normal">φ</mi>
          <mrow>
            <mo fence="true" stretchy="false">(</mo>
            <mrow>
              <mi mathvariant="normal">ν</mi>
            </mrow>
            <mo fence="true" stretchy="false">)</mo>
          </mrow>
          <mi mathvariant="normal">ν</mi>
          <mi mathvariant="normal">σ</mi>
          <mrow>
            <mo fence="true" stretchy="false">(</mo>
            <mrow>
              <mi mathvariant="normal">ν</mi>
            </mrow>
            <mo fence="true" stretchy="false">)</mo>
          </mrow>
          <mrow>
            <mi>d</mi>
            <mi mathvariant="normal">ν</mi>
            <mtext/>
          </mrow>
        </mrow>
      </mrow>
    </mrow>
    <annotation encoding="StarMath 5.0">langle %sigma %nu  rangle = int from{0} to{ %infinite } {%varphi ( %nu ) %nu %sigma ( %nu ) {d %nu%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0:56:42.149104331</meta:creation-date>
    <meta:generator>LibreOffice/4.2.7.2$Linux_X86_64 LibreOffice_project/420m0$Build-2</meta:generator>
  </office:meta>
</office:document-meta>
</file>